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5A5A5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8.382cm"/>
    </style:style>
    <style:style style:name="co4" style:family="table-column">
      <style:table-column-properties fo:break-before="auto" style:column-width="20.12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cessus_méti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office:value-type="string" table:style-name="ce1">
            <text:p>#</text:p>
          </table:table-cell>
          <table:table-cell office:value-type="string" table:style-name="ce1">
            <text:p>Acteur</text:p>
          </table:table-cell>
          <table:table-cell office:value-type="string" table:style-name="ce1">
            <text:p>Processus</text:p>
          </table:table-cell>
          <table:table-cell table:number-columns-repeated="16380"/>
        </table:table-row>
        <table:table-row table:style-name="ro1">
          <table:table-cell/>
          <table:table-cell table:number-columns-repeated="3" table:style-name="ce2"/>
          <table:table-cell table:number-columns-repeated="16380"/>
        </table:table-row>
        <table:table-row table:style-name="ro1">
          <table:table-cell/>
          <table:table-cell office:value-type="string" table:style-name="ce1">
            <text:p>P1</text:p>
          </table:table-cell>
          <table:table-cell office:value-type="string" table:style-name="ce1">
            <text:p>Demandeur ( Gestionnaire )</text:p>
          </table:table-cell>
          <table:table-cell office:value-type="string" table:style-name="ce1">
            <text:p>Modifier la demande tant qu'elle n'est pas validée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Pouvoir accéder à toutes ses demandes avec de quoi les filtrer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Pouvoir voir le status de la demande (si elle est en cours de validation, si elle est validé ou si elle ne l'est pas et si elle a été réalisé)</text:p>
          </table:table-cell>
          <table:table-cell table:number-columns-repeated="16380"/>
        </table:table-row>
        <table:table-row table:style-name="ro1">
          <table:table-cell/>
          <table:table-cell table:number-columns-repeated="3" table:style-name="ce2"/>
          <table:table-cell table:number-columns-repeated="16380"/>
        </table:table-row>
        <table:table-row table:style-name="ro1">
          <table:table-cell/>
          <table:table-cell office:value-type="string" table:style-name="ce1">
            <text:p>P2</text:p>
          </table:table-cell>
          <table:table-cell office:value-type="string" table:style-name="ce1">
            <text:p>Responsable du demandeur (Chef Etablissement )</text:p>
          </table:table-cell>
          <table:table-cell office:value-type="string" table:style-name="ce1">
            <text:p>Accéder à toutes les demandes non validée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Pour chaque demande, peut accéder à une page plus détaillé de la demande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Peut refuser ou accepter une demande avec un message facultatif<text:s/></text:p>
          </table:table-cell>
          <table:table-cell table:number-columns-repeated="16380"/>
        </table:table-row>
        <table:table-row table:style-name="ro1">
          <table:table-cell/>
          <table:table-cell table:number-columns-repeated="3" table:style-name="ce2"/>
          <table:table-cell table:number-columns-repeated="16380"/>
        </table:table-row>
        <table:table-row table:style-name="ro1">
          <table:table-cell/>
          <table:table-cell office:value-type="string" table:style-name="ce1">
            <text:p>P3</text:p>
          </table:table-cell>
          <table:table-cell office:value-type="string" table:style-name="ce1">
            <text:p>Service maintenance</text:p>
          </table:table-cell>
          <table:table-cell office:value-type="string" table:style-name="ce1">
            <text:p>Pouvoir voir toutes les nouvelles demandes avec de quoi les filtrer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Accéder à toutes les demandes afin de connaitre les détailles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Pouvoir modifier une demande afin de la rendre plus réalisable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Affecte un coefficient de priorisation de la demande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Affecte un budget pour la demande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3">
            <text:p>Plannifie la réalisation de la demand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">
            <text:p>Effectue le suivie de réalisation des demande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">
            <text:p>Etablie le reporting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Pouvoir voir toutes les demandes (nouvelle et anienne ) avec détailles ainsi que leur status et priorité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antoine adjamidis</meta:initial-creator>
    <dc:creator>antoine adjamidis</dc:creator>
    <meta:creation-date>2023-02-15T09:34:56Z</meta:creation-date>
    <dc:date>2023-02-16T09:47:01Z</dc:date>
  </office:meta>
</office:document-meta>
</file>